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1189in"/>
    </style:style>
    <style:style style:name="co2" style:family="table-column">
      <style:table-column-properties fo:break-before="auto" style:column-width="0.8925in"/>
    </style:style>
    <style:style style:name="ro1" style:family="table-row">
      <style:table-row-properties style:row-height="0.1665in" fo:break-before="auto" style:use-optimal-row-height="true"/>
    </style:style>
    <style:style style:name="ro2" style:family="table-row">
      <style:table-row-properties style:row-height="0.7945in" fo:break-before="auto" style:use-optimal-row-height="true"/>
    </style:style>
    <style:style style:name="ro3" style:family="table-row">
      <style:table-row-properties style:row-height="6.29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Times New Roman" fo:font-size="10pt" fo:language="en" fo:country="non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dk" table:style-name="ta1" table:print="false">
        <table:table-column table:style-name="co1" table:default-cell-style-name="Default"/>
        <table:table-column table:style-name="co2" table:default-cell-style-name="Default"/>
        <table:table-row table:style-name="ro1">
          <table:table-cell office:value-type="string">
            <text:p>h2</text:p>
          </table:table-cell>
          <table:table-cell office:value-type="string">
            <text:p>content</text:p>
          </table:table-cell>
        </table:table-row>
        <table:table-row table:style-name="ro2">
          <table:table-cell office:value-type="string">
            <text:p>[DEVICE] Urremme</text:p>
          </table:table-cell>
          <table:table-cell office:value-type="string">
            <text:p>Her finder du vores komplette udvalg af [DEVICE] urremme, vi har remme til alle [DEVICE]s ure.</text:p>
            <text:p>Du kan klikke videre til underkategorier, så du finder en rem, der passer til netop dit [DEVICE] smartwatch.</text:p>
            <text:p>Inde på produktsiderne har vi har også skrevet hvilke modeller, remmen passer til, så du ikke er i tvivl.</text:p>
            <text:p>Du kan finde mange &lt;b&gt;billige urremme til [DEVICE]&lt;/b&gt;, der passer til lige dit ur og stil.</text:p>
            <text:p>Husk at når du bestiller for mere end 199kroner, så betaler vi fragten.</text:p>
          </table:table-cell>
        </table:table-row>
      </table:table>
      <table:table table:name="se" table:style-name="ta1" table:print="false">
        <table:table-column table:style-name="co2" table:number-columns-repeated="2" table:default-cell-style-name="Default"/>
        <table:table-row table:style-name="ro1">
          <table:table-cell office:value-type="string">
            <text:p>h2</text:p>
          </table:table-cell>
          <table:table-cell office:value-type="string">
            <text:p>content</text:p>
          </table:table-cell>
        </table:table-row>
        <table:table-row table:style-name="ro3">
          <table:table-cell table:style-name="ce1" office:value-type="string">
            <text:p>[DEVICE] Klockarmband</text:p>
          </table:table-cell>
          <table:table-cell table:style-name="ce1" office:value-type="string">
            <text:p>Här hittar du vårt kompletta urval av [DEVICE] klockarmband där vi har armband till alla [DEVICE] klockor. När du klickar dig vidare till underkategorin för din modell så hittar du produkterna som passar just din smartwatch. Även inne på den valda produktsidan så kommer du hitta vilka modeller som armbandet passar till, så att du aldrig behöver vara osäker. Här hittar du många &lt;b&gt;billiga klockarmband till [DEVICE]&lt;/b&gt; som passar både din klocka och din stil. Tänk på att vi bjuder på frakten när du beställer för mer än 199kr. </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1-03">01/03/2023</text:date>, <text:time>11:24:2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1-03T11:24:24</dc:date>
    <meta:generator>OpenOffice/4.1.13$Unix OpenOffice.org_project/4113m1$Build-9810</meta:generator>
    <meta:editing-duration>PT36S</meta:editing-duration>
    <meta:editing-cycles>3</meta:editing-cycles>
    <meta:document-statistic meta:table-count="2" meta:cell-count="8" meta:object-count="0"/>
    <meta:user-defined meta:name=""/>
  </office:meta>
</office:document-meta>
</file>